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26fe" officeooo:paragraph-rsid="001926fe"/>
    </style:style>
    <style:style style:name="P2" style:family="paragraph" style:parent-style-name="Standard">
      <style:text-properties officeooo:rsid="001b336d" officeooo:paragraph-rsid="001b336d"/>
    </style:style>
    <style:style style:name="P3" style:family="paragraph" style:parent-style-name="Standard">
      <style:text-properties officeooo:rsid="001c052a" officeooo:paragraph-rsid="001c052a"/>
    </style:style>
    <style:style style:name="P4" style:family="paragraph" style:parent-style-name="Standard">
      <style:text-properties officeooo:rsid="001cd290" officeooo:paragraph-rsid="001cd290"/>
    </style:style>
    <style:style style:name="P5" style:family="paragraph" style:parent-style-name="Standard">
      <style:text-properties officeooo:rsid="001e34fd" officeooo:paragraph-rsid="001e34fd"/>
    </style:style>
    <style:style style:name="P6" style:family="paragraph" style:parent-style-name="Standard">
      <style:text-properties officeooo:rsid="001e34fd" officeooo:paragraph-rsid="001ebd07"/>
    </style:style>
    <style:style style:name="P7" style:family="paragraph" style:parent-style-name="Standard">
      <style:paragraph-properties fo:margin-left="0.4925in" fo:margin-right="0in" fo:text-indent="0in" style:auto-text-indent="false"/>
      <style:text-properties officeooo:rsid="001e34fd" officeooo:paragraph-rsid="001ebd07"/>
    </style:style>
    <style:style style:name="P8" style:family="paragraph" style:parent-style-name="Standard">
      <style:paragraph-properties fo:margin-left="0.4925in" fo:margin-right="0in" fo:text-indent="0in" style:auto-text-indent="false"/>
      <style:text-properties officeooo:rsid="001e34fd" officeooo:paragraph-rsid="001e34fd"/>
    </style:style>
    <style:style style:name="P9" style:family="paragraph" style:parent-style-name="Standard">
      <style:paragraph-properties fo:margin-left="0in" fo:margin-right="0in" fo:text-indent="0in" style:auto-text-indent="false"/>
      <style:text-properties officeooo:rsid="001e34fd" officeooo:paragraph-rsid="001ebd07"/>
    </style:style>
    <style:style style:name="P10" style:family="paragraph" style:parent-style-name="Standard">
      <style:paragraph-properties fo:margin-left="0in" fo:margin-right="0in" fo:text-indent="0in" style:auto-text-indent="false"/>
      <style:text-properties officeooo:rsid="0023519f" officeooo:paragraph-rsid="0023519f"/>
    </style:style>
    <style:style style:name="P11" style:family="paragraph" style:parent-style-name="Standard">
      <style:paragraph-properties fo:margin-left="0.4925in" fo:margin-right="0in" fo:text-indent="0in" style:auto-text-indent="false"/>
      <style:text-properties officeooo:rsid="001ebd07" officeooo:paragraph-rsid="001ebd07"/>
    </style:style>
    <style:style style:name="P12" style:family="paragraph" style:parent-style-name="Standard">
      <style:text-properties officeooo:rsid="001b336d" officeooo:paragraph-rsid="001b336d"/>
    </style:style>
    <style:style style:name="P13" style:family="paragraph" style:parent-style-name="Standard">
      <style:text-properties officeooo:rsid="001926fe" officeooo:paragraph-rsid="001926fe"/>
    </style:style>
    <style:style style:name="P14" style:family="paragraph" style:parent-style-name="Standard">
      <style:text-properties officeooo:rsid="001926fe" officeooo:paragraph-rsid="0026d87e"/>
    </style:style>
    <style:style style:name="P15" style:family="paragraph" style:parent-style-name="Standard">
      <style:paragraph-properties fo:margin-left="0in" fo:margin-right="0in" fo:text-indent="0in" style:auto-text-indent="false"/>
      <style:text-properties officeooo:rsid="0023519f" officeooo:paragraph-rsid="0023519f"/>
    </style:style>
    <style:style style:name="P16" style:family="paragraph" style:parent-style-name="Standard">
      <style:paragraph-properties fo:margin-left="0in" fo:margin-right="0in" fo:text-indent="0in" style:auto-text-indent="false"/>
      <style:text-properties officeooo:rsid="0029d9e4" officeooo:paragraph-rsid="0029d9e4"/>
    </style:style>
    <style:style style:name="P17" style:family="paragraph" style:parent-style-name="Standard">
      <style:paragraph-properties fo:margin-left="0in" fo:margin-right="0in" fo:text-indent="0in" style:auto-text-indent="false"/>
      <style:text-properties officeooo:rsid="002c8b2a" officeooo:paragraph-rsid="002c8b2a"/>
    </style:style>
    <style:style style:name="P18" style:family="paragraph" style:parent-style-name="Standard">
      <style:paragraph-properties fo:margin-left="0in" fo:margin-right="0in" fo:text-indent="0in" style:auto-text-indent="false"/>
      <style:text-properties officeooo:rsid="002dc348" officeooo:paragraph-rsid="002dc348"/>
    </style:style>
    <style:style style:name="P19" style:family="paragraph" style:parent-style-name="Standard">
      <style:paragraph-properties fo:margin-left="0in" fo:margin-right="0in" fo:text-indent="0in" style:auto-text-indent="false"/>
      <style:text-properties officeooo:rsid="002e67e4" officeooo:paragraph-rsid="002e67e4"/>
    </style:style>
    <style:style style:name="P20" style:family="paragraph" style:parent-style-name="Standard">
      <style:paragraph-properties fo:margin-left="0in" fo:margin-right="0in" fo:text-indent="0in" style:auto-text-indent="false"/>
      <style:text-properties officeooo:rsid="003015ed" officeooo:paragraph-rsid="003015ed"/>
    </style:style>
    <style:style style:name="P21" style:family="paragraph" style:parent-style-name="Standard">
      <style:paragraph-properties fo:margin-left="0in" fo:margin-right="0in" fo:text-indent="0in" style:auto-text-indent="false"/>
      <style:text-properties officeooo:rsid="003079a8" officeooo:paragraph-rsid="003079a8"/>
    </style:style>
    <style:style style:name="P22" style:family="paragraph" style:parent-style-name="Standard">
      <style:paragraph-properties fo:margin-left="0in" fo:margin-right="0in" fo:text-indent="0in" style:auto-text-indent="false"/>
      <style:text-properties officeooo:rsid="00337944" officeooo:paragraph-rsid="003079a8"/>
    </style:style>
    <style:style style:name="P23" style:family="paragraph" style:parent-style-name="Standard">
      <style:paragraph-properties fo:margin-left="0in" fo:margin-right="0in" fo:text-indent="0in" style:auto-text-indent="false"/>
      <style:text-properties officeooo:rsid="0037bbb7" officeooo:paragraph-rsid="0037bbb7"/>
    </style:style>
    <style:style style:name="P24" style:family="paragraph" style:parent-style-name="Standard">
      <style:paragraph-properties fo:margin-left="0in" fo:margin-right="0in" fo:text-indent="0in" style:auto-text-indent="false"/>
      <style:text-properties officeooo:rsid="0038f61e" officeooo:paragraph-rsid="0038f61e"/>
    </style:style>
    <style:style style:name="P25" style:family="paragraph" style:parent-style-name="Standard">
      <style:paragraph-properties fo:margin-left="0in" fo:margin-right="0in" fo:text-indent="0in" style:auto-text-indent="false"/>
      <style:text-properties officeooo:rsid="0039b71f" officeooo:paragraph-rsid="0039b71f"/>
    </style:style>
    <style:style style:name="P26" style:family="paragraph" style:parent-style-name="Standard">
      <style:paragraph-properties fo:margin-left="0.4925in" fo:margin-right="0in" fo:text-indent="0in" style:auto-text-indent="false"/>
      <style:text-properties officeooo:rsid="003079a8" officeooo:paragraph-rsid="003079a8"/>
    </style:style>
    <style:style style:name="T1" style:family="text">
      <style:text-properties officeooo:rsid="00195cf9"/>
    </style:style>
    <style:style style:name="T2" style:family="text">
      <style:text-properties officeooo:rsid="001ebd07"/>
    </style:style>
    <style:style style:name="T3" style:family="text">
      <style:text-properties officeooo:rsid="00207aa3"/>
    </style:style>
    <style:style style:name="T4" style:family="text">
      <style:text-properties officeooo:rsid="00209af9"/>
    </style:style>
    <style:style style:name="T5" style:family="text">
      <style:text-properties officeooo:rsid="00215d1a"/>
    </style:style>
    <style:style style:name="T6" style:family="text">
      <style:text-properties officeooo:rsid="002348cb"/>
    </style:style>
    <style:style style:name="T7" style:family="text">
      <style:text-properties officeooo:rsid="0023519f"/>
    </style:style>
    <style:style style:name="T8" style:family="text">
      <style:text-properties officeooo:rsid="0023aabf"/>
    </style:style>
    <style:style style:name="T9" style:family="text">
      <style:text-properties officeooo:rsid="0026d87e"/>
    </style:style>
    <style:style style:name="T10" style:family="text">
      <style:text-properties officeooo:rsid="00272781"/>
    </style:style>
    <style:style style:name="T11" style:family="text">
      <style:text-properties officeooo:rsid="002c8b2a"/>
    </style:style>
    <style:style style:name="T12" style:family="text">
      <style:text-properties officeooo:rsid="002dc348"/>
    </style:style>
    <style:style style:name="T13" style:family="text">
      <style:text-properties officeooo:rsid="002e67e4"/>
    </style:style>
    <style:style style:name="T14" style:family="text">
      <style:text-properties officeooo:rsid="003079a8"/>
    </style:style>
    <style:style style:name="T15" style:family="text">
      <style:text-properties officeooo:rsid="0030fb5d"/>
    </style:style>
    <style:style style:name="T16" style:family="text">
      <style:text-properties officeooo:rsid="0031eb2f"/>
    </style:style>
    <style:style style:name="T17" style:family="text">
      <style:text-properties fo:font-weight="bold" officeooo:rsid="00355aef" style:font-weight-asian="bold" style:font-weight-complex="bold"/>
    </style:style>
    <style:style style:name="T18" style:family="text">
      <style:text-properties fo:font-weight="bold" officeooo:rsid="003dafd2" style:font-weight-asian="bold" style:font-weight-complex="bold"/>
    </style:style>
    <style:style style:name="T19" style:family="text">
      <style:text-properties officeooo:rsid="0038f61e"/>
    </style:style>
    <style:style style:name="T20" style:family="text">
      <style:text-properties officeooo:rsid="0039b71f"/>
    </style:style>
    <style:style style:name="T21" style:family="text">
      <style:text-properties officeooo:rsid="003a8141"/>
    </style:style>
    <style:style style:name="T22" style:family="text">
      <style:text-properties officeooo:rsid="003c2b12"/>
    </style:style>
    <style:style style:name="T23" style:family="text">
      <style:text-properties officeooo:rsid="003d4030"/>
    </style:style>
    <style:style style:name="T24" style:family="text">
      <style:text-properties officeooo:rsid="003dafd2"/>
    </style:style>
    <style:style style:name="T25" style:family="text">
      <style:text-properties officeooo:rsid="003e1a75"/>
    </style:style>
    <style:style style:name="T26" style:family="text">
      <style:text-properties officeooo:rsid="003f4ac4"/>
    </style:style>
    <style:style style:name="T27" style:family="text">
      <style:text-properties style:text-underline-style="solid" style:text-underline-type="double" style:text-underline-width="auto" style:text-underline-color="font-color" officeooo:rsid="003f4ac4"/>
    </style:style>
    <style:style style:name="T28" style:family="text">
      <style:text-properties style:text-underline-style="solid" style:text-underline-width="auto" style:text-underline-color="font-color" officeooo:rsid="003f4ac4"/>
    </style:style>
    <style:style style:name="T29" style:family="text">
      <style:text-properties style:text-underline-style="none" officeooo:rsid="003f4ac4"/>
    </style:style>
    <style:style style:name="T30" style:family="text">
      <style:text-properties officeooo:rsid="0040b9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sign ideas and such</text:p>
      <text:p text:style-name="P1"/>
      <text:p text:style-name="P1"/>
      <text:p text:style-name="P1">Title page</text:p>
      <text:p text:style-name="P1">- game name</text:p>
      <text:p text:style-name="P1">- team log and name</text:p>
      <text:p text:style-name="P1">- Team letter C Calrissian</text:p>
      <text:p text:style-name="P1">- member names</text:p>
      <text:p text:style-name="P1">- due</text:p>
      <text:p text:style-name="P1"/>
      <text:p text:style-name="P1">Table contents</text:p>
      <text:p text:style-name="P1">-look in design doc</text:p>
      <text:p text:style-name="P1"/>
      <text:p text:style-name="P1">Intro</text:p>
      <text:p text:style-name="P1">-overview and such</text:p>
      <text:p text:style-name="P1"/>
      <text:p text:style-name="P1">Project management</text:p>
      <text:p text:style-name="P1">- Max -</text:p>
      <text:p text:style-name="P1">- Steven – Documentation</text:p>
      <text:p text:style-name="P14">- <text:span text:style-name="T9">Both - <text:s/></text:span>merges</text:p>
      <text:p text:style-name="P1"/>
      <text:p text:style-name="P1">responsibilities</text:p>
      <text:p text:style-name="P1">- testing, development</text:p>
      <text:p text:style-name="P1">- Quality assurance, Design <text:span text:style-name="T1">design,</text:span> <text:span text:style-name="T1">Game design</text:span></text:p>
      <text:p text:style-name="P1"/>
      <text:p text:style-name="P1"/>
      <text:p text:style-name="P2">Risks</text:p>
      <text:p text:style-name="P2">- <text:span text:style-name="T8">Too large: eliminate some functionality</text:span></text:p>
      <text:p text:style-name="P2">- <text:span text:style-name="T8">Changes: we do the best we can and save as much as possible but simplify</text:span></text:p>
      <text:p text:style-name="P2">- <text:span text:style-name="T8">Loss: if its close to deadline just finish up what you can, earlier join another group</text:span></text:p>
      <text:p text:style-name="P2">- <text:span text:style-name="T8">Addition: do our best to integrate them and give them tasks that will help finish the game. Could even add some function if having an extra member means we are done quickly</text:span></text:p>
      <text:p text:style-name="P2">- <text:span text:style-name="T8">Unproductive: same as loss</text:span></text:p>
      <text:p text:style-name="P2">- <text:span text:style-name="T8">Major events same as loss</text:span></text:p>
      <text:p text:style-name="P2">- <text:span text:style-name="T8">Technical issues: work together to help understand necessary technical stuff</text:span></text:p>
      <text:p text:style-name="P2">- <text:span text:style-name="T8">Tools all issues: stick to what we know, if things are tough seek help from experienced individuals (teachers/team members)</text:span></text:p>
      <text:p text:style-name="P2"/>
      <text:p text:style-name="P3">Development process</text:p>
      <text:p text:style-name="P3">- Code review → <text:span text:style-name="T10">Pull requests, b</text:span>oth do our own or together. <text:span text:style-name="T10">If we are on schedule we can do code reviews.</text:span></text:p>
      <text:p text:style-name="P3">- Communication → text and email, in person, git pipelines</text:p>
      <text:p text:style-name="P3">- Bug reports → everyone. If things are big we will do it together.</text:p>
      <text:p text:style-name="P3"/>
      <text:p text:style-name="P3">Design</text:p>
      <text:p text:style-name="P3">- in uml later when we figure it out</text:p>
      <text:p text:style-name="P3"/>
      <text:p text:style-name="P3">Appendicies</text:p>
      <text:p text:style-name="P3">- TBD</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4">Game design</text:p>
      <text:p text:style-name="P4"/>
      <text:p text:style-name="P4">- <text:span text:style-name="T7">Genre → space</text:span></text:p>
      <text:p text:style-name="P4"/>
      <text:p text:style-name="P5"><text:span text:style-name="T7">Multiple</text:span> environments</text:p>
      <text:p text:style-name="P5">- 25 rooms, 5 areas of 5 rooms</text:p>
      <text:p text:style-name="P5">- a couple NPC</text:p>
      <text:p text:style-name="P8">- quests, conversations, information</text:p>
      <text:p text:style-name="P5">- Multiple actions, env: go, get, drop, use -&gt; people: talk, ask, fight,</text:p>
      <text:p text:style-name="P6">- Multiple <text:span text:style-name="T2">objects → depends on environment a little</text:span></text:p>
      <text:p text:style-name="P11">- misc: keys,</text:p>
      <text:p text:style-name="P6">- <text:span text:style-name="T3">Plot – spaceship is damaged then you try to get to the bridge and fix it. Puzzles and locked doors on the way.</text:span></text:p>
      <text:p text:style-name="P6">- <text:span text:style-name="T3">Puzzles → 1 per area min. 5</text:span></text:p>
      <text:p text:style-name="P6">- <text:span text:style-name="T4">Ways to lose → need 5 min.</text:span></text:p>
      <text:p text:style-name="P7">- <text:span text:style-name="T4">Dying,</text:span></text:p>
      <text:p text:style-name="P9">- <text:span text:style-name="T7">Serialization → save and load</text:span></text:p>
      <text:p text:style-name="P9">- <text:span text:style-name="T5">Help function that lists important data</text:span></text:p>
      <text:p text:style-name="P9">- <text:span text:style-name="T6">Error checking: validate input</text:span></text:p>
      <text:p text:style-name="P9"/>
      <text:p text:style-name="P10">Testing</text:p>
      <text:p text:style-name="P10">- How thorough do we need to be?</text:p>
      <text:p text:style-name="P10"/>
      <text:p text:style-name="P10"/>
      <text:p text:style-name="P17">Actions:</text:p>
      <text:p text:style-name="P17">go, get, drop, use, talk, look, inventory, </text:p>
      <text:p text:style-name="P10"/>
      <text:p text:style-name="P10"/>
      <text:p text:style-name="P16">PLOT</text:p>
      <text:p text:style-name="P16"/>
      <text:p text:style-name="P16">Start</text:p>
      <text:p text:style-name="P18">Deck 1: Room 1</text:p>
      <text:p text:style-name="P16">- You wake up to an explosion or something and there are warning sirens or lights flashing. You can't get a hold of anyone on the communication system and many things aren't powered up.</text:p>
      <text:p text:style-name="P16">- <text:span text:style-name="T11">Your in your quarters when this happens.</text:span></text:p>
      <text:p text:style-name="P16">- <text:span text:style-name="T11">Your the captain.</text:span></text:p>
      <text:p text:style-name="P16">- <text:span text:style-name="T11">The path to the bridge is blocked by emergency bulkheads that you can't open right now. So you have to find another way there. The only exit out of this area is to the section behind or below you.</text:span></text:p>
      <text:p text:style-name="P16"><text:soft-page-break/>- <text:span text:style-name="T11">Stuff: Desk w/ computer → communication, journal, ship status, info library.</text:span></text:p>
      <text:p text:style-name="P16"><text:tab/><text:span text:style-name="T11">Bed → if you get back in bed ask, but if you do you lose</text:span></text:p>
      <text:p text:style-name="P16"><text:tab/><text:span text:style-name="T12">Window → look out for description of events</text:span></text:p>
      <text:p text:style-name="P16">- <text:span text:style-name="T12">Exit: Door</text:span></text:p>
      <text:p text:style-name="P16"/>
      <text:p text:style-name="P18">Deck 1: Room 2</text:p>
      <text:p text:style-name="P18">- Living room for crew quaters connecting other quarters</text:p>
      <text:p text:style-name="P18">- Quaters are inaccessible but you can get through the mechanics door if you solve the puzzle (password game) you can get into it</text:p>
      <text:p text:style-name="P18">- There is a blocked door to the next area in the hall →<text:span text:style-name="T13"> maybe something in mechanics room will open it. Maybe it opens a bit but a fuse blows → sparks come out</text:span></text:p>
      <text:p text:style-name="P18">- Items: Furniture, table, food, list of ships crew with ids, door with name → password is id number. <text:span text:style-name="T13">Door needs fuse replaced</text:span></text:p>
      <text:p text:style-name="P18"/>
      <text:p text:style-name="P19">Deck 1: Room 3:</text:p>
      <text:p text:style-name="P19">- Mechanics room → has taken damage in whatever has happened</text:p>
      <text:p text:style-name="P19">- Password protected</text:p>
      <text:p text:style-name="P19">- Hold many of the same things as other quarters</text:p>
      <text:p text:style-name="P19">- Items: Tool closet → holds a number of tools must be opened to see tools, Window with different info, bed, desk, computer is broken. Some rubble from damage.</text:p>
      <text:p text:style-name="P19">- Point is to get fuse from tool closet to fix door.</text:p>
      <text:p text:style-name="P19"/>
      <text:p text:style-name="P20">Deck 2: Only Room</text:p>
      <text:p text:style-name="P20">- Interconnecting room</text:p>
      <text:p text:style-name="P20">- Doors to bridge, engine room, and cargo bay</text:p>
      <text:p text:style-name="P20">- <text:span text:style-name="T14">Door to bridge is blocked by emergency bulkheads</text:span></text:p>
      <text:p text:style-name="P20">- <text:span text:style-name="T14">Give hint that if you go to engineering that maybe you can remove the bulkheads and restore power</text:span></text:p>
      <text:p text:style-name="P20">- <text:span text:style-name="T23">Plant for color or something hiding under it</text:span></text:p>
      <text:p text:style-name="P20"/>
      <text:p text:style-name="P21">Deck 3: Room 1</text:p>
      <text:p text:style-name="P21">- main engineering</text:p>
      <text:p text:style-name="P21">- Doors to Reactor, storage room, equipment room</text:p>
      <text:p text:style-name="P21">- Items: Working computer → has access to computer system, better status update.</text:p>
      <text:p text:style-name="P21">- <text:span text:style-name="T15">Door to reactor display warning about radiation and a suit.</text:span></text:p>
      <text:p text:style-name="P21">- <text:span text:style-name="T16">Give info that makes it clear you should reboot the reactor.</text:span></text:p>
      <text:p text:style-name="P21"><text:tab/></text:p>
      <text:p text:style-name="P21"/>
      <text:p text:style-name="P21">Deck 3: Room 2 – <text:span text:style-name="T17">Radiation environment</text:span></text:p>
      <text:p text:style-name="P21">- Reactor</text:p>
      <text:p text:style-name="P21">- Flooded with radiation, need a suit to go in.</text:p>
      <text:p text:style-name="P21">- <text:span text:style-name="T16">If you just try to reboot this it will blow up.</text:span></text:p>
      <text:p text:style-name="P26">- <text:span text:style-name="T16">Give list of options that cause it to fix or blow up.</text:span></text:p>
      <text:p text:style-name="P21"/>
      <text:p text:style-name="P21">Deck 3: Room 3</text:p>
      <text:p text:style-name="P21">- Storage room</text:p>
      <text:p text:style-name="P21">- Lockers containing radiation suits</text:p>
      <text:p text:style-name="P22"/>
      <text:p text:style-name="P23">Deck 4: Room 1</text:p>
      <text:p text:style-name="P23">- Cargo bay</text:p>
      <text:p text:style-name="P23"><text:soft-page-break/>- Just the one room</text:p>
      <text:p text:style-name="P23">- door to an airlock</text:p>
      <text:p text:style-name="P23">- Items: Closet with space suit, computer terminal w/ status</text:p>
      <text:p text:style-name="P23">- You need to go outside to get to the bridge because you couldn't</text:p>
      <text:p text:style-name="P23"/>
      <text:p text:style-name="P23"/>
      <text:p text:style-name="P23">Deck 4: Room 2</text:p>
      <text:p text:style-name="P23">- Airlock</text:p>
      <text:p text:style-name="P23">- don't go in here without a space suit and open door or you'll get sucked into spaceship, or if you don't depressurize before you leave you blow up the airlock and die.</text:p>
      <text:p text:style-name="P23">- Press button and depressurize Then you can go outside</text:p>
      <text:p text:style-name="P23"/>
      <text:p text:style-name="P23">Deck 5: Space – <text:span text:style-name="T18">Space environment</text:span></text:p>
      <text:p text:style-name="P23">- Outside the ship one big room</text:p>
      <text:p text:style-name="P23">- <text:span text:style-name="T19">Main objective is to go to the airlock next to the bridge</text:span></text:p>
      <text:p text:style-name="P23">- <text:span text:style-name="T19">Maybe you can see more of the problem you ship has encountered</text:span></text:p>
      <text:p text:style-name="P23">- <text:span text:style-name="T24">Maybe you have magnetic boots and you walk on the ship</text:span></text:p>
      <text:p text:style-name="P23">- <text:span text:style-name="T25">Demagnetize the boots and fly away, but you'll die</text:span></text:p>
      <text:p text:style-name="P23">- <text:span text:style-name="T26">Alien just hanging out to talk to. Have conversation for fun an </text:span><text:span text:style-name="T29">delight.</text:span></text:p>
      <text:p text:style-name="P23"/>
      <text:p text:style-name="P24">Deck 6: <text:span text:style-name="T20">Room 1</text:span></text:p>
      <text:p text:style-name="P24">- <text:span text:style-name="T30">Airlock before bridge</text:span></text:p>
      <text:p text:style-name="P24">- <text:span text:style-name="T22">Get in open it and get out of your suit</text:span></text:p>
      <text:p text:style-name="P24"/>
      <text:p text:style-name="P25">Deck 6: Room 2</text:p>
      <text:p text:style-name="P25">- Bridge</text:p>
      <text:p text:style-name="P25">- here you need to finally find out the problem and save your ship or die</text:p>
      <text:p text:style-name="P25">- Maybe a turn counter to give a time limit once here</text:p>
      <text:p text:style-name="P25">- <text:span text:style-name="T21">You have to fix the main computer to w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6:15:16.516497193</meta:creation-date>
    <dc:date>2019-02-06T17:37:44.901048884</dc:date>
    <meta:editing-duration>PT2H38M37S</meta:editing-duration>
    <meta:editing-cycles>42</meta:editing-cycles>
    <meta:generator>LibreOffice/5.0.6.2$Linux_X86_64 LibreOffice_project/00$Build-2</meta:generator>
    <meta:document-statistic meta:table-count="0" meta:image-count="0" meta:object-count="0" meta:page-count="4" meta:paragraph-count="123" meta:word-count="1039" meta:character-count="5298" meta:non-whitespace-character-count="4372"/>
  </office:meta>
</office:document-meta>
</file>